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eef" officeooo:paragraph-rsid="00091eef"/>
    </style:style>
    <style:style style:name="P2" style:family="paragraph" style:parent-style-name="Standard">
      <style:text-properties officeooo:rsid="000ae467" officeooo:paragraph-rsid="00091eef"/>
    </style:style>
    <style:style style:name="P3" style:family="paragraph" style:parent-style-name="Standard">
      <style:text-properties officeooo:rsid="000ae467" officeooo:paragraph-rsid="000ae467"/>
    </style:style>
    <style:style style:name="P4" style:family="paragraph" style:parent-style-name="Standard">
      <style:text-properties officeooo:rsid="000c8029" officeooo:paragraph-rsid="000c8029"/>
    </style:style>
    <style:style style:name="P5" style:family="paragraph" style:parent-style-name="Standard">
      <style:text-properties officeooo:rsid="000d362f" officeooo:paragraph-rsid="000d362f"/>
    </style:style>
    <style:style style:name="P6" style:family="paragraph" style:parent-style-name="Standard">
      <style:text-properties officeooo:rsid="000f25c6" officeooo:paragraph-rsid="000f25c6"/>
    </style:style>
    <style:style style:name="T1" style:family="text">
      <style:text-properties officeooo:rsid="000997a2"/>
    </style:style>
    <style:style style:name="T2" style:family="text">
      <style:text-properties officeooo:rsid="000c80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如果连接的另外一段退出，则recv会立即返回空子串不再阻塞</text:p>
      <text:p text:style-name="P1">BrokenPipeError</text:p>
      <text:p text:style-name="P1"/>
      <text:p text:style-name="P1"/>
      <text:p text:style-name="P1">３　当连接的另一端退出时，再试图send发送就会产生BrokenPipeError</text:p>
      <text:p text:style-name="P1"/>
      <text:p text:style-name="P1"/>
      <text:p text:style-name="P1"/>
      <text:p text:style-name="P1">先通过<text:span text:style-name="T1">send 发送到缓冲区，操作系统自动处理，接受的地方也有一个缓冲区，把内容接受</text:span></text:p>
      <text:p text:style-name="P1"/>
      <text:p text:style-name="P2"/>
      <text:p text:style-name="P2"/>
      <text:p text:style-name="P2"/>
      <text:p text:style-name="P2"/>
      <text:p text:style-name="P3">UDP套接字编程　</text:p>
      <text:p text:style-name="P3"/>
      <text:p text:style-name="P3">socket </text:p>
      <text:p text:style-name="P3"><text:s text:c="4"/><text:span text:style-name="T2">|</text:span></text:p>
      <text:p text:style-name="P3">bind </text:p>
      <text:p text:style-name="P3"><text:s text:c="3"/><text:span text:style-name="T2">| <text:s text:c="11"/>----- |</text:span></text:p>
      <text:p text:style-name="P3">recvfrom <text:s text:c="4"/><text:span text:style-name="T2">|</text:span></text:p>
      <text:p text:style-name="P3"><text:s text:c="2"/><text:span text:style-name="T2">| <text:s text:c="17"/>|</text:span></text:p>
      <text:p text:style-name="P3">sendto <text:s text:c="3"/>------</text:p>
      <text:p text:style-name="P3"/>
      <text:p text:style-name="P3"/>
      <text:p text:style-name="P3">创建数据包套接字　</text:p>
      <text:p text:style-name="P4">sockfd=socket(AF_INET,SOCK_DGRAM)</text:p>
      <text:p text:style-name="P4"/>
      <text:p text:style-name="P4"><text:s/>绑定地址</text:p>
      <text:p text:style-name="P4">sockfd.bind(())</text:p>
      <text:p text:style-name="P4"/>
      <text:p text:style-name="P4">消息的收发</text:p>
      <text:p text:style-name="P4">data,addr = sockfd.recvfrom(buffersize)</text:p>
      <text:p text:style-name="P4"/>
      <text:p text:style-name="P4">功能：　接收UDP消息　</text:p>
      <text:p text:style-name="P4">参数：　每次最多接受多大的消息　</text:p>
      <text:p text:style-name="P4">返回值：　data 接收到的数据　</text:p>
      <text:p text:style-name="P4">　　　　　addr <text:s/>消息发送端的地址　</text:p>
      <text:p text:style-name="P4"/>
      <text:p text:style-name="P4">UDP 也是有发送接收缓冲区的　</text:p>
      <text:p text:style-name="P4"/>
      <text:p text:style-name="P4"/>
      <text:p text:style-name="P4">sockfd.sendto()</text:p>
      <text:p text:style-name="P4"/>
      <text:p text:style-name="P4">功能：发送udp消息　</text:p>
      <text:p text:style-name="P4">参数：data 发送的消息　bytes 格式　</text:p>
      <text:p text:style-name="P4">　　　addr 目标地址　</text:p>
      <text:p text:style-name="P4"/>
      <text:p text:style-name="P4">返回值：　发送的字节数　</text:p>
      <text:p text:style-name="P4"/>
      <text:p text:style-name="P4"><text:soft-page-break/>４　关闭套接字　</text:p>
      <text:p text:style-name="P4">socket.close()</text:p>
      <text:p text:style-name="P4"/>
      <text:p text:style-name="P4"/>
      <text:p text:style-name="P4"/>
      <text:p text:style-name="P5">udp 客户端流程</text:p>
      <text:p text:style-name="P5"/>
      <text:p text:style-name="P5">１，　创建套接字　socket(AF_INET,SOCK_DGRAM)</text:p>
      <text:p text:style-name="P5"/>
      <text:p text:style-name="P5">2.消息收发　</text:p>
      <text:p text:style-name="P5">　recvfrom/sendto </text:p>
      <text:p text:style-name="P5"/>
      <text:p text:style-name="P5">3关闭套接字　</text:p>
      <text:p text:style-name="P5">　close()</text:p>
      <text:p text:style-name="P5"/>
      <text:p text:style-name="P5"/>
      <text:p text:style-name="P6">cookie </text:p>
      <text:p text:style-name="P6"/>
      <text:p text:style-name="P6">python3 客户端.py 192.1.1.1 <text:s/>888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09:37:57.199264936</meta:creation-date>
    <dc:date>2018-09-06T15:13:25.685210307</dc:date>
    <meta:editing-duration>PT3H53M57S</meta:editing-duration>
    <meta:editing-cycles>1</meta:editing-cycles>
    <meta:document-statistic meta:table-count="0" meta:image-count="0" meta:object-count="0" meta:page-count="2" meta:paragraph-count="38" meta:word-count="260" meta:character-count="631" meta:non-whitespace-character-count="529"/>
    <meta:generator>LibreOffice/5.1.6.2$Linux_X86_64 LibreOffice_project/10m0$Build-2</meta:generator>
  </office:meta>
</office:document-meta>
</file>